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d9f" officeooo:paragraph-rsid="0009cd9f"/>
    </style:style>
    <style:style style:name="P2" style:family="paragraph" style:parent-style-name="Standard">
      <style:paragraph-properties fo:text-align="center" style:justify-single-word="false"/>
      <style:text-properties officeooo:rsid="0009cd9f" officeooo:paragraph-rsid="000b8275"/>
    </style:style>
    <style:style style:name="P3" style:family="paragraph" style:parent-style-name="Standard">
      <style:paragraph-properties fo:text-align="start" style:justify-single-word="false"/>
      <style:text-properties officeooo:rsid="0009cd9f" officeooo:paragraph-rsid="0009cd9f"/>
    </style:style>
    <style:style style:name="P4" style:family="paragraph" style:parent-style-name="Standard">
      <style:paragraph-properties fo:text-align="start" style:justify-single-word="false"/>
      <style:text-properties officeooo:rsid="000cfd4c" officeooo:paragraph-rsid="0010ad00"/>
    </style:style>
    <style:style style:name="P5" style:family="paragraph" style:parent-style-name="Standard">
      <style:paragraph-properties fo:text-align="start" style:justify-single-word="false"/>
      <style:text-properties officeooo:rsid="000e500e" officeooo:paragraph-rsid="000cfd4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d9f" officeooo:paragraph-rsid="0009cd9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1ff37" officeooo:paragraph-rsid="0011ff3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1ff37" officeooo:paragraph-rsid="001395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ff37" officeooo:paragraph-rsid="00140d0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f3e85" officeooo:paragraph-rsid="000f3e85"/>
    </style:style>
    <style:style style:name="P11" style:family="paragraph" style:parent-style-name="Standard">
      <style:text-properties officeooo:paragraph-rsid="0010ad00"/>
    </style:style>
    <style:style style:name="P12" style:family="paragraph" style:parent-style-name="Standard">
      <style:paragraph-properties fo:text-align="start" style:justify-single-word="false"/>
      <style:text-properties officeooo:rsid="0010ad00" officeooo:paragraph-rsid="001eecaa"/>
    </style:style>
    <style:style style:name="P13" style:family="paragraph" style:parent-style-name="Standard">
      <style:paragraph-properties fo:text-align="start" style:justify-single-word="false"/>
      <style:text-properties officeooo:rsid="0011e639" officeooo:paragraph-rsid="001eecaa"/>
    </style:style>
    <style:style style:name="P14" style:family="paragraph" style:parent-style-name="Standard">
      <style:paragraph-properties fo:text-align="start" style:justify-single-word="false"/>
      <style:text-properties officeooo:rsid="0011ff37" officeooo:paragraph-rsid="0011ff37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ff37" officeooo:paragraph-rsid="0011ff3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ff37" officeooo:paragraph-rsid="0012229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1ff37" officeooo:paragraph-rsid="001395a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1ff37" officeooo:paragraph-rsid="00140d0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1ff37" officeooo:paragraph-rsid="0015af6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1ff37" officeooo:paragraph-rsid="0016398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22291" officeooo:paragraph-rsid="001395a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40d06" officeooo:paragraph-rsid="00140d0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662b6" officeooo:paragraph-rsid="001697d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697de" officeooo:paragraph-rsid="001697d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697de" officeooo:paragraph-rsid="001835c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122291" officeooo:paragraph-rsid="00122291"/>
    </style:style>
    <style:style style:name="P27" style:family="paragraph" style:parent-style-name="Standard">
      <style:paragraph-properties fo:text-align="start" style:justify-single-word="false"/>
      <style:text-properties fo:font-size="11pt" fo:font-weight="bold" officeooo:rsid="0011ff37" officeooo:paragraph-rsid="0011ff37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9cd9f" officeooo:paragraph-rsid="000b8275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09cd9f" officeooo:paragraph-rsid="0009cd9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1ff37" officeooo:paragraph-rsid="0011ff37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5af67" officeooo:paragraph-rsid="00163988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835ce" officeooo:paragraph-rsid="001835ce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9f43b" officeooo:paragraph-rsid="001835c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5af67" officeooo:paragraph-rsid="0015af67" style:font-weight-asian="normal" style:font-weight-complex="normal"/>
    </style:style>
    <style:style style:name="P35" style:family="paragraph" style:parent-style-name="Standard">
      <style:text-properties officeooo:paragraph-rsid="00234154"/>
    </style:style>
    <style:style style:name="P36" style:family="paragraph" style:parent-style-name="Heading_20_3">
      <style:paragraph-properties fo:text-align="center" style:justify-single-word="false"/>
    </style:style>
    <style:style style:name="P37" style:family="paragraph">
      <loext:graphic-properties draw:fill="none" draw:fill-color="#ffffff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paragraph-properties fo:text-align="center"/>
    </style:style>
    <style:style style:name="T1" style:family="text">
      <style:text-properties officeooo:rsid="000b82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275" style:font-weight-asian="bold" style:font-weight-complex="bold"/>
    </style:style>
    <style:style style:name="T4" style:family="text">
      <style:text-properties fo:font-weight="bold" officeooo:rsid="001395a6" style:font-weight-asian="bold" style:font-weight-complex="bold"/>
    </style:style>
    <style:style style:name="T5" style:family="text">
      <style:text-properties fo:font-weight="bold" officeooo:rsid="0015af67" style:font-weight-asian="bold" style:font-weight-complex="bold"/>
    </style:style>
    <style:style style:name="T6" style:family="text">
      <style:text-properties fo:font-weight="bold" officeooo:rsid="00163988" style:font-weight-asian="bold" style:font-weight-complex="bold"/>
    </style:style>
    <style:style style:name="T7" style:family="text">
      <style:text-properties fo:font-weight="bold" officeooo:rsid="001697de" style:font-weight-asian="bold" style:font-weight-complex="bold"/>
    </style:style>
    <style:style style:name="T8" style:family="text">
      <style:text-properties fo:font-weight="bold" officeooo:rsid="001835ce" style:font-weight-asian="bold" style:font-weight-complex="bold"/>
    </style:style>
    <style:style style:name="T9" style:family="text">
      <style:text-properties fo:font-weight="bold" officeooo:rsid="0019f43b" style:font-weight-asian="bold" style:font-weight-complex="bold"/>
    </style:style>
    <style:style style:name="T10" style:family="text">
      <style:text-properties officeooo:rsid="000cfd4c"/>
    </style:style>
    <style:style style:name="T11" style:family="text">
      <style:text-properties officeooo:rsid="000e500e"/>
    </style:style>
    <style:style style:name="T12" style:family="text">
      <style:text-properties officeooo:rsid="000f3e85"/>
    </style:style>
    <style:style style:name="T13" style:family="text">
      <style:text-properties officeooo:rsid="00118875"/>
    </style:style>
    <style:style style:name="T14" style:family="text">
      <style:text-properties officeooo:rsid="0011e639"/>
    </style:style>
    <style:style style:name="T15" style:family="text">
      <style:text-properties officeooo:rsid="0011ff3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95a6" style:font-weight-asian="normal" style:font-weight-complex="normal"/>
    </style:style>
    <style:style style:name="T18" style:family="text">
      <style:text-properties officeooo:rsid="00122291"/>
    </style:style>
    <style:style style:name="T19" style:family="text">
      <style:text-properties officeooo:rsid="001395a6"/>
    </style:style>
    <style:style style:name="T20" style:family="text">
      <style:text-properties officeooo:rsid="00140d06"/>
    </style:style>
    <style:style style:name="T21" style:family="text">
      <style:text-properties officeooo:rsid="0015af67"/>
    </style:style>
    <style:style style:name="T22" style:family="text">
      <style:text-properties officeooo:rsid="001662b6"/>
    </style:style>
    <style:style style:name="T23" style:family="text">
      <style:text-properties officeooo:rsid="001697de"/>
    </style:style>
    <style:style style:name="T24" style:family="text">
      <style:text-properties officeooo:rsid="001835ce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1395a6" style:font-size-asian="11pt" style:font-weight-asian="bold" style:font-size-complex="11pt" style:font-weight-complex="bol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Squar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1"/>
      <text:p text:style-name="P11"><text:span text:style-name="T10">Firstly When the Bluetooth is Powered ON.</text:span>the below process runs</text:p>
      <text:p text:style-name="P4"><draw:frame text:anchor-type="paragraph" draw:z-index="0" draw:name="Shape1" draw:style-name="gr1" draw:text-style-name="P37" svg:width="0.003cm" svg:height="0.489cm" svg:x="7.004cm" svg:y="0.097cm"><draw:text-box><text:p/></draw:text-box></draw:frame>when the bluetooth turns on the <text:s/>bluetooth adpater first registers with the system-bus through the middleware.</text:p>
      <text:p text:style-name="P4"/>
      <text:p text:style-name="P12">Before Creating the Bluetooth Mod<text:span text:style-name="T13">ul</text:span>e Constructor it has to registe<text:span text:style-name="T14">r</text:span> at session bus from there the interface is created at Middleware with some reference.</text:p>
      <text:p text:style-name="P12">The Reference object will Added from Middleware to System bus <text:s/><text:span text:style-name="T13">and For Accessing the bluetooth we need to Register at Bluez.org.</text:span></text:p>
      <text:p text:style-name="P12"/>
      <text:p text:style-name="P13">Here Middleware acts As the intermidate path or connecting path between the Bluetooth Adapter and the D-bus.</text:p>
      <text:p text:style-name="P5"/>
      <text:p text:style-name="P10">When We are Running Bluetooth Contrl command <text:s/>&amp; also Running the Bluetooth at Middleware with </text:p>
      <text:p text:style-name="P2"/>
      <text:p text:style-name="P2"><text:span text:style-name="T2">Creating Power state Interface </text:span><text:span text:style-name="T3">At </text:span><text:span text:style-name="T2">afl.framework.power </text:span></text:p>
      <text:p text:style-name="P28"><draw:line text:anchor-type="paragraph" draw:z-index="1" draw:name="Shape2" draw:style-name="gr2" draw:text-style-name="P38" svg:x1="8.433cm" svg:y1="0.113cm" svg:x2="8.433cm" svg:y2="1.098cm"><text:p/></draw:line></text:p>
      <text:p text:style-name="P1"/>
      <text:p text:style-name="P2"><text:span text:style-name="T2">Created Power state Interface </text:span><text:span text:style-name="T3">At </text:span><text:span text:style-name="T2">/afl/framework/power/state </text:span></text:p>
      <text:p text:style-name="P28"><draw:line text:anchor-type="paragraph" draw:z-index="2" draw:name="Shape3" draw:style-name="gr2" draw:text-style-name="P39" svg:x1="8.433cm" svg:y1="0.055cm" svg:x2="8.433cm" svg:y2="1.06cm"><text:p/></draw:line></text:p>
      <text:p text:style-name="P1"/>
      <text:p text:style-name="P6"><draw:line text:anchor-type="paragraph" draw:z-index="3" draw:name="Shape4" draw:style-name="gr2" draw:text-style-name="P39" svg:x1="8.433cm" svg:y1="0.483cm" svg:x2="8.433cm" svg:y2="1.462cm"><text:p/></draw:line>Power_Object Created <text:span text:style-name="T1">At </text:span><text:s/>/afl/framework/power/state </text:p>
      <text:p text:style-name="P6"/>
      <text:p text:style-name="P6"/>
      <text:p text:style-name="P6">BT_Module Constructor<text:span text:style-name="T11">(Created for all Initilizations to be done by Bluetooth )</text:span></text:p>
      <text:p text:style-name="P6"><draw:line text:anchor-type="paragraph" draw:z-index="4" draw:name="Shape4" draw:style-name="gr2" draw:text-style-name="P39" svg:x1="8.433cm" svg:y1="0.06cm" svg:x2="8.433cm" svg:y2="1.039cm"><text:p/></draw:line></text:p>
      <text:p text:style-name="P3"/>
      <text:p text:style-name="P6"><text:span text:style-name="T12">if Device is Not Connected to it : S</text:span>inkInterface is nullptr <text:s/><text:span text:style-name="T11">( I</text:span>nterfaceObject : <text:s/>/afl/framework/persistency/bluetooth<text:span text:style-name="T11">)</text:span></text:p>
      <text:p text:style-name="P6"/>
      <text:p text:style-name="P14">The Below State Machine Cycle Explains about What is Happening While Turning ON .</text:p>
      <text:p text:style-name="P14"/>
      <text:p text:style-name="P14">It Firstly Checks Where Bluetooth is in ON or OFF state.It directly goes to the <text:span text:style-name="T2">BT_Off State.</text:span></text:p>
      <text:p text:style-name="P15">If it is in OFF state then it checks <text:span text:style-name="T2">BT_Turned_Off </text:span>already it <text:span text:style-name="T2">Turned off,Then it checking for BT_Turning_On.</text:span></text:p>
      <text:p text:style-name="P7"/>
      <text:p text:style-name="P16">If the Bluetooth is in <text:span text:style-name="T2">Turning_On state </text:span>then it goes to<text:span text:style-name="T2"> BT_ON state </text:span>after that it enters into the<text:span text:style-name="T2"> BT_Turned _ON state. </text:span>It is in<text:span text:style-name="T2"> Turned on state </text:span>then it checks whether it goes<text:span text:style-name="T2"> </text:span>to<text:span text:style-name="T2"> BT_Turning_Off state. </text:span>Here in the above <text:span text:style-name="T18">St</text:span>ate <text:span text:style-name="T18">C</text:span>ycle it creates <text:span text:style-name="T18">Entry</text:span> nodes <text:span text:style-name="T18">for each state in BT State Machine as</text:span> it has entered into that state <text:span text:style-name="T18">and After Turning off the Bluetooth the Nodes created for BT State Machine are Destoryed</text:span>.</text:p>
      <text:p text:style-name="P16"/>
      <text:p text:style-name="P21">After the Bluetooth is in ON State then it creates path for Bluetooth Entry as</text:p>
      <text:p text:style-name="P21"/>
      <text:p text:style-name="P21"><text:span text:style-name="T2">Create_Interface_Adapter</text:span><text:span text:style-name="T4">(Adapter interface signal)</text:span></text:p>
      <text:p text:style-name="P7">Custom_AdapterProperty_UUID<text:span text:style-name="T19">(Unique <text:s/>id is created for Adapter)</text:span></text:p>
      <text:p text:style-name="P9"/>
      <text:p text:style-name="P26">In the below State Adapter inteface is Added at Middleware</text:p>
      <text:p text:style-name="P7"><text:soft-page-break/>BT::Ad_Interface_Added <text:span text:style-name="T18">(</text:span>Registering signals for Adapter interface in Middleware<text:span text:style-name="T18">)</text:span></text:p>
      <text:p text:style-name="P14"><text:s/></text:p>
      <text:p text:style-name="P14"><text:span text:style-name="T25">BT_Resource::Create_Interface_Source_Adapter </text:span><text:span text:style-name="T26">(C</text:span><text:span text:style-name="T25">reated source Adapter object in middleware</text:span><text:span text:style-name="T26">)</text:span></text:p>
      <text:p text:style-name="P27"/>
      <text:p text:style-name="P7"><text:span text:style-name="T19">A</text:span>dapter resourceObject is not null in middleware<text:span text:style-name="T19">(Here no Interface is connected ) </text:span></text:p>
      <text:p text:style-name="P7"/>
      <text:p text:style-name="P8"><text:span text:style-name="T17">After the device get Connected <text:s/>likewise a </text:span><text:span text:style-name="T16"><text:s/></text:span>Signal InterfacesAdded: interface name: <text:s text:c="2"/>afl.middleware.bluetooth.Adapter <text:span text:style-name="T16"><text:s/></text:span><text:span text:style-name="T17">and the new path is <text:s/>Created for Bluetooth</text:span> <text:s/></text:p>
      <text:p text:style-name="P8"><text:s/>/afl/middleware/bluetooth.</text:p>
      <text:p text:style-name="P8"/>
      <text:p text:style-name="P17"><text:span text:style-name="T19">If interface is already registered it directly get connected internally with giving a signal and Path name because </text:span><text:s/><text:span text:style-name="T19">it directly <text:s/>goes the path which was perviously created.</text:span></text:p>
      <text:p text:style-name="P17"/>
      <text:p text:style-name="P22">The Next Step in this Process is the <text:span text:style-name="T15">BT_Scan State Machine.</text:span></text:p>
      <text:p text:style-name="P22">The Default State is <text:span text:style-name="T15">BT_Scan_Off State.</text:span></text:p>
      <text:p text:style-name="P18"><text:span text:style-name="T20">If it is in Scan_Off state, it checks for the </text:span>BT_Scan_On Sta<text:span text:style-name="T22">te.</text:span></text:p>
      <text:p text:style-name="P18"/>
      <text:p text:style-name="P24">Here When the Scan state is ON the device nears it range are Created with interface name as<text:span text:style-name="T6">(</text:span><text:span text:style-name="T5"> afl.middleware.bluetooth.</text:span><text:span text:style-name="T2">Search</text:span><text:span text:style-name="T5">Devices )</text:span></text:p>
      <text:p text:style-name="P18"/>
      <text:p text:style-name="P34">After the BT_Scan is in ON state it checks for the devices near by its range.</text:p>
      <text:p text:style-name="P19"/>
      <text:p text:style-name="P20"><text:span text:style-name="T21">The Devices which are present Near are already device is Paired in it is directly goes to the </text:span><text:span text:style-name="T5">BT_Paired State </text:span><text:span text:style-name="T21">and Creates node for the device</text:span><text:span text:style-name="T5"> along with the </text:span><text:span text:style-name="T6">device MAC addresses path(/org/bluez/hci0/dev_E4_B5_03_56_C6_52 )</text:span><text:span text:style-name="T5"> </text:span><text:span text:style-name="T6">and <text:s/></text:span></text:p>
      <text:p text:style-name="P20"><text:span text:style-name="T5">interface name: </text:span><text:span text:style-name="T6">(</text:span><text:span text:style-name="T5"> afl.middleware.bluetooth.PairedDevices )</text:span></text:p>
      <text:p text:style-name="P31"/>
      <text:p text:style-name="P25">BT_Device::Dev_Paired<text:span text:style-name="T8">(</text:span><text:span text:style-name="T2">AflStateNode Prev state: BT_Unpaired <text:s text:c="2"/>and new state is <text:s/>BT_Paired </text:span><text:span text:style-name="T8">)</text:span></text:p>
      <text:p text:style-name="P32"/>
      <text:p text:style-name="P32">The devices gets Paired with enter into paired list and removed from the search device list</text:p>
      <text:p text:style-name="P25">Signal InterfacesRemoved: interface name: <text:s text:c="2"/>afl.middleware.bluetooth.SearchDevices <text:s/>path: <text:s text:c="2"/>/org/bluez/hci0/dev_E4_B5_03_56_C6_52 <text:span text:style-name="T2"><text:s/></text:span><text:span text:style-name="T8">(Removed Signal from Search Devices)</text:span></text:p>
      <text:p text:style-name="P31"/>
      <text:p text:style-name="P23">If the BT_Scan is ON it goes to the Next State Cycle for Device to Connect.</text:p>
      <text:p text:style-name="P23"/>
      <text:p text:style-name="P23"><text:span text:style-name="T21">Default State entry into the</text:span><text:span text:style-name="T5"> BT_Unpaired State.</text:span><text:span text:style-name="T21">If the device is in</text:span><text:span text:style-name="T5"> unpaired state </text:span><text:span text:style-name="T21">it cheks for the device</text:span><text:span text:style-name="T7"> </text:span><text:span text:style-name="T5">BT_Paired State </text:span><text:span text:style-name="T21">for the device to connect to it</text:span><text:span text:style-name="T5">.</text:span><text:span text:style-name="T21">Next it goes to the</text:span><text:span text:style-name="T5"> BT_Disconnected State </text:span><text:span text:style-name="T21">if it is in </text:span><text:span text:style-name="T5">disconnected </text:span><text:span text:style-name="T7">state </text:span><text:span text:style-name="T23">it checks for the </text:span><text:span text:style-name="T5">BT_Connected State </text:span><text:span text:style-name="T23">if the device is connected to the bluetooth is gets the </text:span><text:span text:style-name="T7">interface signal </text:span><text:span text:style-name="T8">node is created at Entry state</text:span><text:span text:style-name="T7"> </text:span><text:span text:style-name="T8">( </text:span><text:span text:style-name="T5">Node Entry: <text:s text:c="2"/>BT_Device ).</text:span></text:p>
      <text:p text:style-name="P17"/>
      <text:p text:style-name="P25"><text:span text:style-name="T24">Here the Paired Device goes in to paired list </text:span>BT_Device::Dev_Paired <text:span text:style-name="T24">and the Node is Created Comparing Betweenprev state and new state</text:span><text:span text:style-name="T8">(</text:span><text:span text:style-name="T2">Prev state: BT_Unpaired <text:s text:c="2"/>and new state is <text:s/>BT_Paired </text:span><text:span text:style-name="T8">).</text:span></text:p>
      <text:p text:style-name="P32"/>
      <text:p text:style-name="P25"><text:span text:style-name="T24">BT_Paired::Entry</text:span><text:span text:style-name="T8"> </text:span><text:span text:style-name="T9">(Enterd into paired state)</text:span></text:p>
      <text:p text:style-name="P33"/>
      <text:p text:style-name="P25"><text:span text:style-name="T24">BT_Resource::Create_Interface_Source_PairedDevices </text:span><text:span text:style-name="T9">(Interface created at Paired Device list)</text:span></text:p>
      <text:p text:style-name="P33"/>
      <text:p text:style-name="P25"><text:span text:style-name="T24">BT_Connected::Entry</text:span><text:span text:style-name="T8"> </text:span><text:span text:style-name="T9">(Entry into device Connected list)</text:span></text:p>
      <text:p text:style-name="P33"/>
      <text:p text:style-name="P25"><text:soft-page-break/><text:span text:style-name="T24">BT_Resource::Create_Interface_Source_ConnectedDevices</text:span><text:span text:style-name="T8"> </text:span><text:span text:style-name="T9">(Interface is created for Connected devic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BLUETOOTH FLOW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0T08:11:46.228728674</meta:creation-date>
    <dc:date>2023-01-24T17:37:39.746977109</dc:date>
    <meta:editing-duration>PT5H21M3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44" meta:word-count="663" meta:character-count="4542" meta:non-whitespace-character-count="3882"/>
  </office:meta>
</office:document-meta>
</file>